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78cm" style:rel-column-width="30760*"/>
    </style:style>
    <style:style style:name="Tableau1.B" style:family="table-column">
      <style:table-column-properties style:column-width="4.768cm" style:rel-column-width="18383*"/>
    </style:style>
    <style:style style:name="Tableau1.C" style:family="table-column">
      <style:table-column-properties style:column-width="4.251cm" style:rel-column-width="16392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1f58a"/>
    </style:style>
    <style:style style:name="T3" style:family="text">
      <style:text-properties officeooo:rsid="001367c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67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2">BILLS OF MATERIALS (BOMs)</text:span></text:p>
      <text:p text:style-name="P3"/>
      <text:p text:style-name="P14">This is an ODT template document used to generate personalized documents for your <text:span text:style-name="T2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6">mycompany_country_code = {mycompany_country_code}</text:p>
      <text:p text:style-name="P16">mycompany_state = {mycompany_state}</text:p>
      <text:p text:style-name="P1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6">mycompany_idprof5 = {mycompany_idprof5}</text:p>
      <text:p text:style-name="P16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price = {object_price}</text:p>
      <text:p text:style-name="P5">object_price_min = {object_price_min}</text:p>
      <text:p text:style-name="P5">object_tva_tx = {object_tva_tx}</text:p>
      <text:p text:style-name="P5">object_pmp = {object_pmp}</text:p>
      <text:p text:style-name="P5">object_status_buy = {object_status_buy}</text:p>
      <text:p text:style-name="P5">object_status_batch = {object_status_batch}</text:p>
      <text:p text:style-name="P5">object_date_creation = {object_date_creation}</text:p>
      <text:p text:style-name="P5">object_note_private = {object_note_private}</text:p>
      <text:p text:style-name="P5">object_note = {object_note}</text:p>
      <text:p text:style-name="P7">...</text:p>
      <text:p text:style-name="P4"/>
      <text:p text:style-name="P4"/>
      <text:p text:style-name="P9"><text:span text:style-name="T2">Lines</text:span> of object:</text:p>
      <text:p text:style-name="P4">This is how to use arrays for lines of objects. You must create your array in the document and fill it with following tags:</text:p>
      <text:p text:style-name="P6"><text:soft-page-break/>[!-- BEGIN row.<text:span text:style-name="T3">lines</text:span> --]</text:p>
      <text:p text:style-name="P6"><text:tab/>{object_<text:span text:style-name="T3">product</text:span>_ref}</text:p>
      <text:p text:style-name="P6"><text:tab/>{object_qty}</text:p>
      <text:p text:style-name="P19"><text:span text:style-name="T4">[!-- END row.</text:span><text:span text:style-name="T5">lines</text:span><text:span text:style-name="T4"> --]</text:span>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7">[!-- BEGIN row.<text:span text:style-name="T3">lines</text:span> --]{object_<text:span text:style-name="T3">product</text:span>_ref}</text:p>
          </table:table-cell>
          <table:table-cell table:style-name="Tableau1.B2" office:value-type="string">
            <text:p text:style-name="P17">{object_fourn_qty}</text:p>
          </table:table-cell>
          <table:table-cell table:style-name="Tableau1.C2" office:value-type="string">
            <text:p text:style-name="P17">[!-- END row.<text:span text:style-name="T3">lines</text:span>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22:38:24.444402052</dc:date>
    <meta:editing-duration>PT4H36M38S</meta:editing-duration>
    <meta:editing-cycles>61</meta:editing-cycles>
    <meta:generator>LibreOffice/6.0.7.3$Linux_X86_64 LibreOffice_project/00m0$Build-3</meta:generator>
    <meta:document-statistic meta:table-count="1" meta:image-count="0" meta:object-count="0" meta:page-count="2" meta:paragraph-count="62" meta:word-count="245" meta:character-count="2239" meta:non-whitespace-character-count="2058"/>
    <meta:user-defined meta:name="Información 1"/>
    <meta:user-defined meta:name="Información 2"/>
    <meta:user-defined meta:name="Información 3"/>
    <meta:user-defined meta:name="Información 4"/>
  </office:meta>
</office:document-meta>
</file>